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2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8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29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0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2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3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6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39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0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1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6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49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2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2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7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69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0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1" style:family="paragraph" style:parent-style-name="Standard">
      <style:text-properties officeooo:rsid="000989c2" officeooo:paragraph-rsid="000989c2"/>
    </style:style>
    <style:style style:name="P7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3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0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  <style:style style:name="T46" style:family="text">
      <style:text-properties officeooo:rsid="007ec136"/>
    </style:style>
    <style:style style:name="T47" style:family="text">
      <style:text-properties officeooo:rsid="007fdbd8"/>
    </style:style>
    <style:style style:name="T48" style:family="text">
      <style:text-properties officeooo:rsid="0081d860"/>
    </style:style>
    <style:style style:name="T49" style:family="text">
      <style:text-properties officeooo:rsid="0007b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atalogue</text:p>
      <text:p text:style-name="P7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2"><text:tab/>1_ones_processor</text:p>
      <text:p text:style-name="P32"><text:tab/>2_Shift_bits</text:p>
      <text:p text:style-name="P32"><text:tab/>3_Char_to_binary</text:p>
      <text:p text:style-name="P32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39"><text:tab/><text:tab/>Print askii symbols</text:p>
      <text:p text:style-name="P39"><text:tab/><text:tab/>Print text file</text:p>
      <text:p text:style-name="P39"><text:tab/><text:tab/>Print hex file with strings</text:p>
      <text:p text:style-name="P39"><text:tab/><text:tab/>Defining text messages and reading program memory</text:p>
      <text:p text:style-name="P39"><text:tab/><text:tab/>Print the askii table</text:p>
      <text:p text:style-name="P39"><text:tab/><text:tab/>Lower to upper case conversion</text:p>
      <text:p text:style-name="P39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0"><text:tab/><text:tab/>Print out columns of numbers <text:s/>(2 examples)</text:p>
      <text:p text:style-name="P40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0"><text:tab/><text:tab/>Enter the numbers 2, 4, 8, 16, 32, 64………………</text:p>
      <text:p text:style-name="P40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1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3"><text:tab/>1_Segment_driver</text:p>
      <text:p text:style-name="P33"><text:span text:style-name="T31"><text:tab/>2</text:span>_Segment_driver</text:p>
      <text:p text:style-name="P33"><text:tab/>3_Numerical_entry</text:p>
      <text:p text:style-name="P33"><text:soft-page-break/><text:tab/>4_Num_from_KBD</text:p>
      <text:p text:style-name="P33"><text:tab/>5_Moving_display</text:p>
      <text:p text:style-name="P33"><text:tab/>6_Random_num_display</text:p>
      <text:p text:style-name="P35"><text:tab/></text:p>
      <text:p text:style-name="P12">5_Interrupts</text:p>
      <text:p text:style-name="P35"><text:tab/>1_Interrupt_basic<text:tab/><text:tab/><text:span text:style-name="T31">(4 simple examples)</text:span></text:p>
      <text:p text:style-name="P35"><text:tab/>2_Pin_Change_Interrupt<text:tab/><text:span text:style-name="T31">(Reaction time tester)</text:span></text:p>
      <text:p text:style-name="P35"><text:tab/>3_reaction_time_tester</text:p>
      <text:p text:style-name="P35"><text:tab/>4_File_download_with_interrupt</text:p>
      <text:p text:style-name="P35"><text:tab/><text:span text:style-name="T31">5</text:span>_File_download_with_interrupt</text:p>
      <text:p text:style-name="P35"><text:tab/>6_Roots_with_interrupt</text:p>
      <text:p text:style-name="P35"/>
      <text:p text:style-name="P20">6_Timers</text:p>
      <text:p text:style-name="P20"><text:tab/>6<text:span text:style-name="T3">A_String_only_clock</text:span></text:p>
      <text:p text:style-name="P36"><text:tab/>6B_calculator_based_clock</text:p>
      <text:p text:style-name="P36"><text:tab/>6C_mini_OS_clock</text:p>
      <text:p text:style-name="P36"><text:tab/>6D_mini_OS_clock_with_adjustment</text:p>
      <text:p text:style-name="P36"><text:tab/>6E_Stand_a_lone_clock</text:p>
      <text:p text:style-name="P36"><text:tab/>6F_Stop_watch</text:p>
      <text:p text:style-name="P41"/>
      <text:p text:style-name="P20"><text:span text:style-name="T38">7</text:span>_Some_arithmetic</text:p>
      <text:p text:style-name="P36"><text:tab/><text:span text:style-name="T39">A_Integer_numbers</text:span></text:p>
      <text:p text:style-name="P36"><text:tab/>B_Prime_numbers</text:p>
      <text:p text:style-name="P36"><text:tab/>C_Prime_factors</text:p>
      <text:p text:style-name="P36"><text:tab/>D_Prime_Num_array</text:p>
      <text:p text:style-name="P36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4"/>
      <text:p text:style-name="P34"/>
      <text:p text:style-name="P34"/>
      <text:p text:style-name="P72"/>
      <text:p text:style-name="P73">Final Tests</text:p>
      <text:p text:style-name="P42"/>
      <text:p text:style-name="P8">0_project_zero<text:span text:style-name="T3"><text:tab/></text:span><text:span text:style-name="T9">Comments OK</text:span></text:p>
      <text:p text:style-name="P46"><text:tab/><text:tab/><text:tab/>Hex files<text:tab/><text:span text:style-name="T33">All OK</text:span></text:p>
      <text:p text:style-name="P47"><text:tab/><text:tab/><text:tab/><text:span text:style-name="T42">PDF files<text:tab/>0_project_zero_A <text:s text:c="4"/>Time date stamp has changed</text:span></text:p>
      <text:p text:style-name="P67"><text:tab/><text:tab/><text:tab/><text:tab/><text:tab/>0_project_zero_B <text:s text:c="4"/></text:p>
      <text:p text:style-name="P47"><text:tab/><text:tab/><text:tab/><text:tab/><text:tab/><text:span text:style-name="T42">0_project_zero_C <text:s text:c="4"/></text:span></text:p>
      <text:p text:style-name="P48"><text:tab/><text:tab/><text:tab/><text:tab/><text:tab/><text:span text:style-name="T42">0_project_zero_D</text:span></text:p>
      <text:p text:style-name="P68"><text:tab/><text:tab/><text:tab/>Image files A, B, C, D<text:tab/>OK </text:p>
      <text:p text:style-name="P22"/>
      <text:p text:style-name="P22">1_first_project<text:tab/><text:span text:style-name="T10">Comments OK</text:span></text:p>
      <text:p text:style-name="P22"><text:span text:style-name="T10"><text:tab/><text:tab/><text:tab/>Hex Files<text:tab/></text:span><text:span text:style-name="T11">All OK</text:span></text:p>
      <text:p text:style-name="P22"><text:span text:style-name="T11"><text:tab/><text:tab/><text:tab/></text:span><text:span text:style-name="T18">PDF Files<text:tab/>1_first_project_A<text:tab/>OK</text:span></text:p>
      <text:p text:style-name="P23"><text:span text:style-name="T18"><text:tab/><text:tab/><text:tab/><text:tab/><text:tab/>1_first_project_</text:span><text:span text:style-name="T19">B</text:span><text:span text:style-name="T18"><text:tab/>OK</text:span></text:p>
      <text:p text:style-name="P24"><text:span text:style-name="T18"><text:tab/><text:tab/><text:tab/><text:tab/><text:tab/>1_first_project_</text:span><text:span text:style-name="T20">C</text:span><text:span text:style-name="T18"><text:tab/>OK</text:span></text:p>
      <text:p text:style-name="P25"><text:span text:style-name="T18"><text:tab/><text:tab/><text:tab/><text:tab/><text:tab/>1_first_project_</text:span><text:span text:style-name="T21">D</text:span><text:span text:style-name="T18"><text:tab/>OK</text:span></text:p>
      <text:p text:style-name="P26"><text:span text:style-name="T18"><text:tab/><text:tab/><text:tab/><text:tab/><text:tab/>1_first_project_</text:span><text:span text:style-name="T22">E</text:span><text:span text:style-name="T18"><text:tab/>OK</text:span></text:p>
      <text:p text:style-name="P27"><text:span text:style-name="T18"><text:tab/><text:tab/><text:tab/><text:tab/><text:tab/>1_first_project_</text:span><text:span text:style-name="T23">F</text:span><text:span text:style-name="T18"><text:tab/>OK</text:span></text:p>
      <text:p text:style-name="P27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69"/>
      <text:p text:style-name="P22">2_binary_and_bit_operations</text:p>
      <text:p text:style-name="P22"><text:span text:style-name="T3"><text:tab/><text:tab/><text:tab/></text:span><text:span text:style-name="T12">Comments </text:span><text:span text:style-name="T13">OK</text:span></text:p>
      <text:p text:style-name="P49"><text:tab/><text:tab/><text:tab/>Hex Files<text:tab/><text:span text:style-name="T34">All OK</text:span></text:p>
      <text:p text:style-name="P49"><text:tab/><text:tab/><text:tab/><text:span text:style-name="T43">PDF files<text:tab/>All OK Printed on A3</text:span></text:p>
      <text:p text:style-name="P49"><text:tab/><text:tab/><text:tab/><text:span text:style-name="T46">No image files: Supply PDF and hex files.</text:span></text:p>
      <text:p text:style-name="P49"/>
      <text:p text:style-name="P28">3_Receiver_Transmitter_Basic<text:tab/><text:tab/><text:span text:style-name="T47">ALL image files OK</text:span></text:p>
      <text:p text:style-name="P28"><text:tab/>1_askii_code</text:p>
      <text:p text:style-name="P28"><text:tab/><text:tab/><text:span text:style-name="T14">Comments OK</text:span></text:p>
      <text:p text:style-name="P53"><text:tab/><text:tab/><text:span text:style-name="T37">Hex Files<text:tab/>All OK</text:span></text:p>
      <text:p text:style-name="P53"><text:tab/><text:tab/><text:span text:style-name="T44">PDF files<text:tab/>All OK</text:span></text:p>
      <text:p text:style-name="P28"/>
      <text:p text:style-name="P28"><text:tab/>2_Bin_to_String</text:p>
      <text:p text:style-name="P28"><text:tab/><text:tab/><text:span text:style-name="T14">Comments OK</text:span></text:p>
      <text:p text:style-name="P54"><text:tab/><text:tab/><text:span text:style-name="T37">Hex Files<text:tab/>All OK</text:span></text:p>
      <text:p text:style-name="P55"><text:tab/><text:tab/><text:span text:style-name="T44">PDF files<text:tab/>All OK</text:span></text:p>
      <text:p text:style-name="P52"/>
      <text:p text:style-name="P28"><text:tab/>3_String_to_Bin</text:p>
      <text:p text:style-name="P28"><text:tab/><text:tab/><text:span text:style-name="T14">Comments OK</text:span></text:p>
      <text:p text:style-name="P56"><text:tab/><text:tab/><text:span text:style-name="T37">Hex Files<text:tab/>All OK</text:span></text:p>
      <text:p text:style-name="P57"><text:tab/><text:tab/><text:span text:style-name="T44">PDF files<text:tab/>All OK</text:span></text:p>
      <text:p text:style-name="P28"/>
      <text:p text:style-name="P28"><text:tab/>4_Char_numbers</text:p>
      <text:p text:style-name="P28"><text:tab/><text:tab/><text:span text:style-name="T14">Comments OK</text:span></text:p>
      <text:p text:style-name="P58"><text:tab/><text:span text:style-name="T37">Hex File<text:tab/>OK</text:span></text:p>
      <text:p text:style-name="P70"><text:tab/>PDF file<text:tab/>OK</text:p>
      <text:p text:style-name="P28"/>
      <text:p text:style-name="P28"><text:tab/>5_Hex_numbers</text:p>
      <text:p text:style-name="P28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8"/>
      <text:p text:style-name="P28"><text:soft-page-break/><text:tab/>6_Simple_division</text:p>
      <text:p text:style-name="P28"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28"/>
      <text:p text:style-name="P28"><text:tab/>7_Screen_saver</text:p>
      <text:p text:style-name="P28"><text:tab/><text:tab/><text:span text:style-name="T14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42"/>
      <text:p text:style-name="P42"><text:tab/><text:span text:style-name="T35">8_Integer_numbers</text:span></text:p>
      <text:p text:style-name="P42"><text:span text:style-name="T35"><text:tab/><text:tab/></text:span><text:span text:style-name="T36">Comments OK</text:span></text:p>
      <text:p text:style-name="P58"><text:tab/><text:span text:style-name="T37">Hex File<text:tab/>OK</text:span></text:p>
      <text:p text:style-name="P58"><text:tab/><text:span text:style-name="T45">PDF file<text:tab/>OK</text:span></text:p>
      <text:p text:style-name="P58"/>
      <text:p text:style-name="P58"/>
      <text:p text:style-name="P9">4_Display_Driver_Basic<text:span text:style-name="T3"><text:tab/></text:span><text:span text:style-name="T15">Use A3 C files only<text:tab/><text:tab/></text:span><text:span text:style-name="T48">Image files ALL OK</text:span></text:p>
      <text:p text:style-name="P9"/>
      <text:p text:style-name="P9"><text:tab/>1_Segment_driver</text:p>
      <text:p text:style-name="P43"><text:span text:style-name="T35"><text:tab/><text:tab/></text:span><text:span text:style-name="T36">Comments OK</text:span></text:p>
      <text:p text:style-name="P44"><text:tab/><text:tab/><text:span text:style-name="T37">Hex File<text:tab/>OK</text:span></text:p>
      <text:p text:style-name="P45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0"/>
      <text:p text:style-name="P11">5_Interrupts<text:tab/><text:tab/><text:tab/><text:tab/><text:tab/><text:tab/><text:span text:style-name="T48">Image files all OK</text:span>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1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80">6_Prime_numbers<text:span text:style-name="T49"><text:tab/><text:tab/><text:tab/><text:tab/><text:tab/><text:tab/>Image files all OK</text:span></text:p>
      <text:p text:style-name="P37"/>
      <text:p text:style-name="P62"><text:tab/>A_Prime_numbers</text:p>
      <text:p text:style-name="P62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B_Prime_factors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C_Prime_Num_array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D_Prime_Factors_fast</text:p>
      <text:p text:style-name="P63"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62"><text:tab/>E_Prime_numbers_extra</text:p>
      <text:p text:style-name="P63"><text:soft-page-break/><text:tab/><text:tab/><text:span text:style-name="T41">Comments</text:span></text:p>
      <text:p text:style-name="P63"><text:tab/><text:tab/><text:span text:style-name="T37">Hex File<text:tab/>OK</text:span></text:p>
      <text:p text:style-name="P64"><text:tab/><text:tab/><text:span text:style-name="T45">PDF file<text:tab/>OK</text:span></text:p>
      <text:p text:style-name="P62"/>
      <text:p text:style-name="P38"/>
      <text:p text:style-name="P29">7_Timers<text:tab/><text:tab/><text:span text:style-name="T25">PDF files contain complete code!</text:span></text:p>
      <text:p text:style-name="P33"/>
      <text:p text:style-name="P33"/>
      <text:p text:style-name="P75">7A_String_only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B_calculator_based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C_mini_OS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5"/>
      <text:p text:style-name="P75">7D_mini_OS_clock_with_adjustment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Only type in timer_utoa()</text:span></text:p>
      <text:p text:style-name="P75"/>
      <text:p text:style-name="P75">7E_Stand_a_lone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9"/>
      <text:p text:style-name="P75">7F_Stop_watch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6"/>
      <text:p text:style-name="P31"/>
      <text:p text:style-name="P31"/>
      <text:p text:style-name="P31"/>
      <text:p text:style-name="P31">8_Input_from_switches</text:p>
      <text:p text:style-name="P30"/>
      <text:p text:style-name="P30"><text:tab/>1_String_from_IO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0"/>
      <text:p text:style-name="P30"><text:tab/>2_INT_from_IO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><text:soft-page-break/></text:p>
      <text:p text:style-name="P30"><text:tab/>3_Square_roots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><text:tab/>4_Fraction_to_decimal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><text:tab/>5_Calculator</text:p>
      <text:p text:style-name="P31"><text:tab/><text:tab/><text:span text:style-name="T17">Comments</text:span></text:p>
      <text:p text:style-name="P65"><text:tab/><text:tab/><text:span text:style-name="T37">Hex File<text:tab/><text:tab/>OK</text:span></text:p>
      <text:p text:style-name="P66"><text:tab/><text:tab/> <text:span text:style-name="T45">PDF file<text:tab/>OK</text:span></text:p>
      <text:p text:style-name="P31"/>
      <text:p text:style-name="P30"/>
      <text:p text:style-name="P30"/>
      <text:p text:style-name="P30"/>
      <text:p text:style-name="P30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6T21:51:54.502000000</dc:date>
    <meta:editing-duration>PT23H17M10S</meta:editing-duration>
    <meta:editing-cycles>83</meta:editing-cycles>
    <meta:document-statistic meta:table-count="0" meta:image-count="0" meta:object-count="0" meta:page-count="8" meta:paragraph-count="248" meta:word-count="693" meta:character-count="5036" meta:non-whitespace-character-count="4175"/>
  </office:meta>
</office:document-meta>
</file>